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400pt" style:font-size-asian="400pt" style:font-size-complex="400pt"/>
    </style:style>
    <style:style style:name="P4" style:family="paragraph" style:parent-style-name="Standard">
      <style:paragraph-properties fo:text-align="center" style:justify-single-word="false"/>
      <style:text-properties style:font-name="Times New Roman1" fo:font-size="100pt" style:font-name-asian="Times New Roman1" style:font-size-asian="87.5pt" style:font-name-complex="Times New Roman1" style:font-size-complex="100pt"/>
    </style:style>
    <style:style style:name="P5" style:family="paragraph" style:parent-style-name="Standard">
      <style:paragraph-properties fo:text-align="center" style:justify-single-word="false"/>
      <style:text-properties style:font-name="Times New Roman1" fo:font-size="150pt" style:font-name-asian="Times New Roman1" style:font-size-asian="150pt" style:font-name-complex="Times New Roman1" style:font-size-complex="150pt"/>
    </style:style>
    <style:style style:name="P6" style:family="paragraph" style:parent-style-name="Standard">
      <style:paragraph-properties fo:text-align="center" style:justify-single-word="false"/>
      <style:text-properties style:font-name="Times New Roman1" fo:font-size="140pt" style:font-name-asian="Times New Roman1" style:font-size-asian="140pt" style:font-name-complex="Times New Roman1" style:font-size-complex="140pt"/>
    </style:style>
    <style:style style:name="P7" style:family="paragraph" style:parent-style-name="Standard">
      <style:paragraph-properties fo:text-align="center" style:justify-single-word="false"/>
      <style:text-properties style:font-name="Times New Roman1" fo:font-size="400pt" style:font-name-asian="Times New Roman1" style:font-size-asian="400pt" style:font-name-complex="Times New Roman1" style:font-size-complex="400pt"/>
    </style:style>
    <style:style style:name="P8" style:family="paragraph" style:parent-style-name="Standard">
      <style:paragraph-properties fo:text-align="start" style:justify-single-word="false"/>
      <style:text-properties style:font-name="Times New Roman1" fo:font-size="20pt" style:font-name-asian="Times New Roman1" style:font-size-asian="20pt" style:font-name-complex="Times New Roman1" style:font-size-complex="20pt"/>
    </style:style>
    <style:style style:name="P9" style:family="paragraph" style:parent-style-name="Standard">
      <style:paragraph-properties fo:text-align="start" style:justify-single-word="false"/>
      <style:text-properties style:font-name="Courier New" fo:font-size="24pt" style:font-size-asian="24pt" style:font-size-complex="24pt"/>
    </style:style>
    <style:style style:name="P10" style:family="paragraph" style:parent-style-name="Standard">
      <style:paragraph-properties fo:text-align="start" style:justify-single-word="false" fo:break-before="column"/>
      <style:text-properties fo:font-size="24pt" style:font-size-asian="24pt" style:font-size-complex="24pt"/>
    </style:style>
    <style:style style:name="P11" style:family="paragraph" style:parent-style-name="Standard">
      <style:paragraph-properties fo:text-align="center" style:justify-single-word="false" fo:break-before="page"/>
      <style:text-properties fo:font-size="400pt" style:font-size-asian="400pt" style:font-size-complex="400pt"/>
    </style:style>
    <style:style style:name="P12" style:family="paragraph" style:parent-style-name="Standard">
      <style:paragraph-properties fo:text-align="center" style:justify-single-word="false" fo:break-before="page"/>
      <style:text-properties style:font-name="Times New Roman1" fo:font-size="100pt" style:font-name-asian="Times New Roman1" style:font-size-asian="87.5pt" style:font-name-complex="Times New Roman1" style:font-size-complex="100pt"/>
    </style:style>
    <style:style style:name="P13" style:family="paragraph" style:parent-style-name="Standard">
      <style:paragraph-properties fo:text-align="center" style:justify-single-word="false" fo:break-before="page"/>
      <style:text-properties style:font-name="Times New Roman1" fo:font-size="223pt" style:font-name-asian="Times New Roman1" style:font-size-asian="223pt" style:font-name-complex="Times New Roman1" style:font-size-complex="223pt"/>
    </style:style>
    <style:style style:name="P14" style:family="paragraph" style:parent-style-name="Standard">
      <style:paragraph-properties fo:text-align="center" style:justify-single-word="false" fo:break-before="page"/>
      <style:text-properties style:font-name="Times New Roman1" fo:font-size="150pt" style:font-name-asian="Times New Roman1" style:font-size-asian="150pt" style:font-name-complex="Times New Roman1" style:font-size-complex="150pt"/>
    </style:style>
    <style:style style:name="P15" style:family="paragraph" style:parent-style-name="Standard">
      <style:paragraph-properties fo:text-align="center" style:justify-single-word="false" fo:break-before="page"/>
      <style:text-properties style:font-name="Times New Roman1" fo:font-size="140pt" style:font-name-asian="Times New Roman1" style:font-size-asian="140pt" style:font-name-complex="Times New Roman1" style:font-size-complex="140pt"/>
    </style:style>
    <style:style style:name="P16" style:family="paragraph" style:parent-style-name="Standard">
      <style:paragraph-properties fo:text-align="center" style:justify-single-word="false" fo:break-before="page"/>
      <style:text-properties style:font-name="Times New Roman1" fo:font-size="20pt" style:font-name-asian="Times New Roman1" style:font-size-asian="20pt" style:font-name-complex="Times New Roman1" style:font-size-complex="20pt"/>
    </style:style>
    <style:style style:name="P17" style:family="paragraph" style:parent-style-name="Standard">
      <style:paragraph-properties fo:text-align="start" style:justify-single-word="false"/>
      <style:text-properties style:font-name="Times New Roman1" fo:font-size="20pt" style:font-name-asian="Times New Roman1" style:font-size-asian="20pt" style:font-name-complex="Times New Roman1" style:font-size-complex="2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ESAR CIPHERS</text:p>
      <text:p text:style-name="P1"/>
      <text:p text:style-name="P1"/>
      <text:p text:style-name="P1"/>
      <text:p text:style-name="P9">YMNX <text:s/>NX <text:s/>F <text:s/>XJHWJY <text:s/>STYJ.</text:p>
      <text:p text:style-name="P9">_______________________________.</text:p>
      <text:p text:style-name="P9"/>
      <text:p text:style-name="P9">VJG <text:s/>SWKEM <text:s/>DTQYP <text:s/>HQZ <text:s/>LWORGF </text:p>
      <text:p text:style-name="P9">______________________________</text:p>
      <text:p text:style-name="P9">QXGT <text:s/>VJG <text:s/>NCBA <text:s/>FQI.</text:p>
      <text:p text:style-name="P9">____________________.</text:p>
      <text:p text:style-name="P9"/>
      <text:p text:style-name="P9">"ZBYQBKWWSXQ <text:s/>BOAESBOC <text:s/>ZKDSOXMO</text:p>
      <text:p text:style-name="P9">"_______________________________</text:p>
      <text:p text:style-name="P9">KXN <text:s/>DRO <text:s/>KLSVSDI <text:s/>DY <text:s/>RKXNVO</text:p>
      <text:p text:style-name="P9">_____________________________</text:p>
      <text:p text:style-name="P9">NODKSV. <text:s/>GYWOX <text:s/>KBO XKDEBKVC <text:s text:c="2"/>KD</text:p>
      <text:p text:style-name="P9">______. <text:s/>________________________</text:p>
      <text:p text:style-name="P9">MYWZEDOB <text:s/>ZBYQBKWWSXQ." </text:p>
      <text:p text:style-name="P9">_____________________." </text:p>
      <text:p text:style-name="P9"><text:tab/>- QBKMO <text:s text:c="3"/>RYZZOB</text:p>
      <text:p text:style-name="P9"><text:tab/>- _______________</text:p>
      <text:p text:style-name="P10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THIS IS A SECRET NOTE.</text:p>
      <text:p text:style-name="P2"/>
      <text:p text:style-name="P2"/>
      <text:p text:style-name="P2">THE QUICK BROWN FOX JUMPED OVER THE LAZY DOG.</text:p>
      <text:p text:style-name="P2"/>
      <text:p text:style-name="P2"/>
      <text:p text:style-name="P2">"PROGRAMMING REQUIRES PATIENCE AND THE ABILITY TO HANDLE DETAIL. <text:s/>WOMEN ARE NATURALS AT COMPUTER PROGRAMMING" - GRACE HOPPER</text:p>
      <text:p text:style-name="P2"/>
      <text:p text:style-name="P2"/>
      <text:p text:style-name="P12"/>
      <text:p text:style-name="P4"/>
      <text:p text:style-name="P5">●</text:p>
      <text:p text:style-name="P5"/>
      <text:p text:style-name="P13"/>
      <text:p text:style-name="P5">● <text:s text:c="2"/>●</text:p>
      <text:p text:style-name="P5"/>
      <text:p text:style-name="P14"/>
      <text:p text:style-name="P5">● <text:s text:c="2"/>●</text:p>
      <text:p text:style-name="P5">● <text:s text:c="2"/>●</text:p>
      <text:p text:style-name="P15">● <text:s text:c="2"/>●</text:p>
      <text:p text:style-name="P6">● <text:s text:c="2"/>●</text:p>
      <text:p text:style-name="P6">● <text:s text:c="2"/>●</text:p>
      <text:p text:style-name="P6">● <text:s text:c="2"/>●</text:p>
      <text:p text:style-name="P11">1</text:p>
      <text:p text:style-name="P7"><text:soft-page-break/>2</text:p>
      <text:p text:style-name="P7"><text:soft-page-break/>3</text:p>
      <text:p text:style-name="P3"><text:soft-page-break/>4</text:p>
      <text:p text:style-name="P3"><text:soft-page-break/>5</text:p>
      <text:p text:style-name="P3"><text:soft-page-break/>6</text:p>
      <text:p text:style-name="P3"><text:soft-page-break/>7</text:p>
      <text:p text:style-name="P3"><text:soft-page-break/>8</text:p>
      <text:p text:style-name="P16">SECRET MESSAGE PAD</text:p>
      <text:p text:style-name="P8"/>
      <text:p text:style-name="P8">CIPHER:<text:tab/>__ __ __ __ __ __ __ __ __ __ __ __ __ __ __</text:p>
      <text:p text:style-name="P8">ciphertext:<text:tab/>__ __ __ __ __ __ __ __ __ __ __ __ __ __ __</text:p>
      <text:p text:style-name="P8"/>
      <text:p text:style-name="P8">C:<text:tab/>__ __ __ __ __ __ __ __ __ __ __ __ __ __ __ __ __ __</text:p>
      <text:p text:style-name="P8">c:<text:tab/>__ __ __ __ __ __ __ __ __ __ __ __ __ __ __ __ __ __</text:p>
      <text:p text:style-name="P8"/>
      <text:p text:style-name="P8">C:<text:tab/>__ __ __ __ __ __ __ __ __ __ __ __ __ __ __ __ __ __</text:p>
      <text:p text:style-name="P8">c:<text:tab/>__ __ __ __ __ __ __ __ __ __ __ __ __ __ __ __ __ __</text:p>
      <text:p text:style-name="P8"/>
      <text:p text:style-name="P8">C:<text:tab/>__ __ __ __ __ __ __ __ __ __ __ __ __ __ __ __ __ __</text:p>
      <text:p text:style-name="P8">c:<text:tab/>__ __ __ __ __ __ __ __ __ __ __ __ __ __ __ __ __ __</text:p>
      <text:p text:style-name="P8"/>
      <text:p text:style-name="P8">C:<text:tab/>__ __ __ __ __ __ __ __ __ __ __ __ __ __ __ __ __ __</text:p>
      <text:p text:style-name="P8">c:<text:tab/>__ __ __ __ __ __ __ __ __ __ __ __ __ __ __ __ __ __</text:p>
      <text:p text:style-name="P8"/>
      <text:p text:style-name="P8">C:<text:tab/>__ __ __ __ __ __ __ __ __ __ __ __ __ __ __ __ __ __</text:p>
      <text:p text:style-name="P8">c:<text:tab/>__ __ __ __ __ __ __ __ __ __ __ __ __ __ __ __ __ __</text:p>
      <text:p text:style-name="P8"/>
      <text:p text:style-name="P8">C:<text:tab/>__ __ __ __ __ __ __ __ __ __ __ __ __ __ __ __ __ __</text:p>
      <text:p text:style-name="P8">c:<text:tab/>__ __ __ __ __ __ __ __ __ __ __ __ __ __ __ __ __ __</text:p>
      <text:p text:style-name="P8"/>
      <text:p text:style-name="P8">C:<text:tab/>__ __ __ __ __ __ __ __ __ __ __ __ __ __ __ __ __ __</text:p>
      <text:p text:style-name="P8">c:<text:tab/>__ __ __ __ __ __ __ __ __ __ __ __ __ __ __ __ __ __</text:p>
      <text:p text:style-name="P8"/>
      <text:p text:style-name="P8">C:<text:tab/>__ __ __ __ __ __ __ __ __ __ __ __ __ __ __ __ __ __</text:p>
      <text:p text:style-name="P8">c:<text:tab/>__ __ __ __ __ __ __ __ __ __ __ __ __ __ __ __ __ __</text:p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SungtiL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 PL SungtiL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7-28T17:34:59</meta:creation-date>
    <dc:date>2013-07-25T11:11:16</dc:date>
    <meta:editing-duration>P9DT19H40M20S</meta:editing-duration>
    <meta:editing-cycles>10</meta:editing-cycles>
    <meta:generator>LibreOffice/3.5$Linux_X86_64 LibreOffice_project/350m1$Build-2</meta:generator>
    <meta:print-date>2012-07-31T15:46:22</meta:print-date>
    <meta:printed-by>Katie Gibson</meta:printed-by>
    <dc:creator>Katie Gibson</dc:creator>
    <meta:document-statistic meta:table-count="0" meta:image-count="0" meta:object-count="0" meta:page-count="16" meta:paragraph-count="55" meta:word-count="438" meta:character-count="1704" meta:non-whitespace-character-count="1275"/>
  </office:meta>
</office:document-meta>
</file>